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20a5f4" officeooo:paragraph-rsid="0020a5f4" style:font-weight-asian="bold" style:font-weight-complex="bold"/>
    </style:style>
    <style:style style:name="P3" style:family="paragraph" style:parent-style-name="Preformatted_20_Text">
      <style:text-properties fo:font-weight="normal" style:font-weight-asian="normal" style:font-weight-complex="normal"/>
    </style:style>
    <style:style style:name="P4" style:family="paragraph" style:parent-style-name="Preformatted_20_Text">
      <style:text-properties fo:font-weight="normal" officeooo:rsid="0020a5f4" officeooo:paragraph-rsid="0020a5f4" style:font-weight-asian="normal" style:font-weight-complex="normal"/>
    </style:style>
    <style:style style:name="T1" style:family="text">
      <style:text-properties officeooo:rsid="001f69aa"/>
    </style:style>
    <style:style style:name="T2" style:family="text">
      <style:text-properties fo:font-style="italic" officeooo:rsid="001f69a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a5f4" style:font-style-asian="normal" style:font-style-complex="normal"/>
    </style:style>
    <style:style style:name="T5" style:family="text">
      <style:text-properties officeooo:rsid="0020a5f4"/>
    </style:style>
    <style:style style:name="T6" style:family="text">
      <style:text-properties fo:font-weight="bold" officeooo:rsid="0020a5f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0 : Calculer la somme des entiers i compris entre deux entiers naturels donnés tels que m &lt;= i &lt;= n</text:p>
      <text:p text:style-name="P1"/>
      <text:p text:style-name="P1">R1 : Comment calculer la somme des entiers i compris entre deux entiers naturels donnés tels que m &lt;= i &lt;= n ?</text:p>
      <text:p text:style-name="P3"><text:tab/>-- <text:span text:style-name="T1">Initialiser les deux naturels<text:tab/></text:span><text:span text:style-name="T2">m, n : out entier</text:span></text:p>
      <text:p text:style-name="P3"><text:tab/>-- <text:span text:style-name="T1">Initialiser les calculs<text:tab/><text:tab/></text:span><text:span text:style-name="T2">resultat : out entier</text:span></text:p>
      <text:p text:style-name="P3"><text:tab/>-- <text:span text:style-name="T1">Calculer la somme <text:tab/><text:tab/><text:tab/></text:span><text:span text:style-name="T2">m, n : in entier/resultat : out entier</text:span></text:p>
      <text:p text:style-name="P3"><text:span text:style-name="T2"><text:tab/>-- </text:span><text:span text:style-name="T4">Afficher la somme<text:tab/><text:tab/><text:tab/>resultat : in entier</text:span></text:p>
      <text:p text:style-name="P3"><text:span text:style-name="T4"/></text:p>
      <text:p text:style-name="P2"><text:span text:style-name="T3">R2 : <text:tab/>Comment calculer la somme ?</text:span></text:p>
      <text:p text:style-name="P4"><text:span text:style-name="T3"><text:tab/>Pour i allant de m à n faire</text:span></text:p>
      <text:p text:style-name="P4"><text:span text:style-name="T3"><text:tab/><text:tab/>resultat ← resultat + i</text:span></text:p>
      <text:p text:style-name="P4"><text:span text:style-name="T3"><text:tab/>Fin pour</text:span></text:p>
      <text:p text:style-name="P4"><text:span text:style-name="T3"><text:tab/></text:span></text:p>
      <text:p text:style-name="P3"><text:tab/><text:span text:style-name="T6">Comment initialiser les deux naturels ?</text:span></text:p>
      <text:p text:style-name="P3"><text:tab/><text:span text:style-name="T5">m</text:span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17:28:12.705439723</dc:date>
    <meta:editing-duration>PT10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11" meta:character-count="557" meta:non-whitespace-character-count="440"/>
  </office:meta>
</office:document-meta>
</file>